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06e8" officeooo:paragraph-rsid="000206e8"/>
    </style:style>
    <style:style style:name="P2" style:family="paragraph" style:parent-style-name="Standard">
      <style:text-properties fo:font-size="20pt" fo:font-weight="bold" officeooo:rsid="000206e8" officeooo:paragraph-rsid="000206e8" style:font-size-asian="17.5pt" style:font-weight-asian="bold" style:font-size-complex="20pt" style:font-weight-complex="bold"/>
    </style:style>
    <style:style style:name="P3" style:family="paragraph" style:parent-style-name="Standard">
      <style:text-properties fo:font-size="24pt" fo:font-weight="bold" officeooo:rsid="000206e8" officeooo:paragraph-rsid="000206e8" style:font-size-asian="24pt" style:font-weight-asian="bold" style:font-size-complex="24pt" style:font-weight-complex="bold"/>
    </style:style>
    <style:style style:name="P4" style:family="paragraph" style:parent-style-name="Standard">
      <style:text-properties fo:font-size="18pt" fo:font-weight="bold" officeooo:rsid="000206e8" officeooo:paragraph-rsid="000206e8"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2pt" officeooo:paragraph-rsid="0002d865" style:font-size-asian="12pt" style:font-size-complex="12pt"/>
    </style:style>
    <style:style style:name="P6" style:family="paragraph" style:parent-style-name="Standard">
      <style:paragraph-properties fo:text-align="start" style:justify-single-word="false"/>
      <style:text-properties fo:font-size="12pt" officeooo:rsid="000b1454" officeooo:paragraph-rsid="0002d865" style:font-size-asian="12pt" style:font-size-complex="12pt"/>
    </style:style>
    <style:style style:name="P7" style:family="paragraph" style:parent-style-name="Standard">
      <style:text-properties fo:font-size="12pt" fo:font-weight="normal" officeooo:rsid="0017a197" officeooo:paragraph-rsid="000206e8" style:font-size-asian="12pt" style:font-weight-asian="normal" style:font-size-complex="12pt" style:font-weight-complex="normal"/>
    </style:style>
    <style:style style:name="P8" style:family="paragraph" style:parent-style-name="Standard">
      <style:text-properties fo:font-size="12pt" fo:font-weight="normal" officeooo:rsid="00191212" officeooo:paragraph-rsid="000206e8" style:font-size-asian="12pt" style:font-weight-asian="normal" style:font-size-complex="12pt" style:font-weight-complex="normal"/>
    </style:style>
    <style:style style:name="P9" style:family="paragraph" style:parent-style-name="Standard">
      <style:text-properties fo:font-size="12pt" fo:font-weight="normal" officeooo:rsid="00193b4f" officeooo:paragraph-rsid="000206e8" style:font-size-asian="12pt" style:font-weight-asian="normal" style:font-size-complex="12pt" style:font-weight-complex="normal"/>
    </style:style>
    <style:style style:name="P10" style:family="paragraph" style:parent-style-name="Standard">
      <style:text-properties fo:font-size="12pt" fo:font-weight="normal" officeooo:paragraph-rsid="000206e8" style:font-size-asian="12pt" style:font-weight-asian="normal" style:font-size-complex="12pt" style:font-weight-complex="normal"/>
    </style:style>
    <style:style style:name="P11" style:family="paragraph" style:parent-style-name="Standard">
      <style:text-properties fo:font-size="12pt" fo:font-weight="normal" officeooo:rsid="001a0101" officeooo:paragraph-rsid="000206e8" style:font-size-asian="12pt" style:font-weight-asian="normal" style:font-size-complex="12pt" style:font-weight-complex="normal"/>
    </style:style>
    <style:style style:name="P12" style:family="paragraph" style:parent-style-name="Standard">
      <style:text-properties fo:font-size="12pt" fo:font-weight="normal" officeooo:rsid="001be815" officeooo:paragraph-rsid="000206e8"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officeooo:rsid="000a4918" officeooo:paragraph-rsid="0002d865"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rsid="000b1454" officeooo:paragraph-rsid="0002d865"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officeooo:rsid="000c0698" officeooo:paragraph-rsid="0002d865" style:font-size-asian="12pt" style:font-style-asian="normal" style:font-weight-asian="normal" style:font-size-complex="12pt" style:font-style-complex="normal" style:font-weight-complex="normal"/>
    </style:style>
    <style:style style:name="P16" style:family="paragraph" style:parent-style-name="Standard" style:list-style-name="L1">
      <style:paragraph-properties fo:text-align="start" style:justify-single-word="false"/>
      <style:text-properties fo:font-size="12pt" fo:font-style="italic" style:text-underline-style="none" fo:font-weight="normal" officeooo:rsid="000a4918" officeooo:paragraph-rsid="0002d865" style:font-size-asian="12pt" style:font-style-asian="italic" style:font-weight-asian="normal" style:font-size-complex="12pt" style:font-style-complex="italic" style:font-weight-complex="normal"/>
    </style:style>
    <style:style style:name="P17" style:family="paragraph" style:parent-style-name="Standard" style:list-style-name="L3">
      <style:paragraph-properties fo:text-align="start" style:justify-single-word="false"/>
      <style:text-properties fo:font-size="12pt" fo:font-style="italic" style:text-underline-style="none" fo:font-weight="normal" officeooo:rsid="000b1454" officeooo:paragraph-rsid="0002d865" style:font-size-asian="12pt" style:font-style-asian="italic" style:font-weight-asian="normal" style:font-size-complex="12pt" style:font-style-complex="italic" style:font-weight-complex="normal"/>
    </style:style>
    <style:style style:name="P18" style:family="paragraph" style:parent-style-name="Standard">
      <style:text-properties style:font-name="Liberation Serif" fo:font-size="12pt" fo:font-weight="normal" officeooo:rsid="00086594" officeooo:paragraph-rsid="000206e8" style:font-size-asian="12pt" style:font-weight-asian="normal" style:font-size-complex="12pt" style:font-weight-complex="normal"/>
    </style:style>
    <style:style style:name="P19" style:family="paragraph" style:parent-style-name="Standard">
      <style:text-properties style:font-name="Liberation Serif" fo:font-size="12pt" fo:font-weight="normal" officeooo:rsid="0009e140" officeooo:paragraph-rsid="000206e8" style:font-size-asian="12pt" style:font-weight-asian="normal" style:font-size-complex="12pt" style:font-weight-complex="normal"/>
    </style:style>
    <style:style style:name="P20" style:family="paragraph" style:parent-style-name="Standard">
      <style:text-properties style:font-name="Liberation Serif" fo:font-size="12pt" fo:font-weight="normal" officeooo:rsid="000a2af7" officeooo:paragraph-rsid="000206e8" style:font-size-asian="12pt" style:font-weight-asian="normal" style:font-size-complex="12pt" style:font-weight-complex="normal"/>
    </style:style>
    <style:style style:name="P21" style:family="paragraph" style:parent-style-name="Standard">
      <style:text-properties style:font-name="Liberation Serif" fo:font-size="12pt" fo:font-weight="normal" officeooo:rsid="000a797f" officeooo:paragraph-rsid="000206e8" style:font-size-asian="12pt" style:font-weight-asian="normal" style:font-size-complex="12pt" style:font-weight-complex="normal"/>
    </style:style>
    <style:style style:name="P22" style:family="paragraph" style:parent-style-name="Standard">
      <style:text-properties style:font-name="Liberation Serif" fo:font-size="12pt" fo:font-weight="normal" officeooo:rsid="000206e8" officeooo:paragraph-rsid="000206e8"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 fo:font-size="12pt" fo:font-style="normal" style:text-underline-style="none" fo:font-weight="normal" officeooo:rsid="000c0698" officeooo:paragraph-rsid="0002d865" style:font-size-asian="12pt" style:font-style-asian="normal" style:font-weight-asian="normal" style:font-size-complex="12pt" style:font-style-complex="normal" style:font-weight-complex="normal"/>
    </style:style>
    <style:style style:name="P24" style:family="paragraph" style:parent-style-name="Standard">
      <style:text-properties style:font-name="Liberation Serif" fo:font-size="18pt" fo:font-weight="bold" officeooo:rsid="000206e8" officeooo:paragraph-rsid="000206e8" style:font-size-asian="15.75pt" style:font-weight-asian="bold" style:font-size-complex="18pt" style:font-weight-complex="bold"/>
    </style:style>
    <style:style style:name="P25" style:family="paragraph" style:parent-style-name="Standard">
      <style:text-properties style:font-name="Liberation Serif" fo:font-size="18pt" fo:font-weight="bold" officeooo:rsid="0002d865" officeooo:paragraph-rsid="0002d865" style:font-size-asian="15.75pt" style:font-weight-asian="bold" style:font-size-complex="18pt" style:font-weight-complex="bold"/>
    </style:style>
    <style:style style:name="P26" style:family="paragraph" style:parent-style-name="Standard">
      <style:paragraph-properties fo:break-before="page"/>
      <style:text-properties style:font-name="Liberation Serif" fo:font-size="18pt" fo:font-weight="bold" officeooo:rsid="000206e8" officeooo:paragraph-rsid="000206e8" style:font-size-asian="15.75pt" style:font-weight-asian="bold" style:font-size-complex="18pt" style:font-weight-complex="bold"/>
    </style:style>
    <style:style style:name="P27" style:family="paragraph" style:parent-style-name="Standard">
      <style:paragraph-properties fo:break-before="page"/>
      <style:text-properties style:font-name="Liberation Serif" fo:font-size="18pt" fo:font-weight="bold" officeooo:rsid="0002d865" officeooo:paragraph-rsid="0002d865" style:font-size-asian="15.75pt" style:font-weight-asian="bold" style:font-size-complex="18pt" style:font-weight-complex="bold"/>
    </style:style>
    <style:style style:name="T1" style:family="text">
      <style:text-properties officeooo:rsid="00193b4f"/>
    </style:style>
    <style:style style:name="T2" style:family="text">
      <style:text-properties officeooo:rsid="001a0101"/>
    </style:style>
    <style:style style:name="T3" style:family="text">
      <style:text-properties officeooo:rsid="001be815"/>
    </style:style>
    <style:style style:name="T4" style:family="text">
      <style:text-properties officeooo:rsid="000a797f"/>
    </style:style>
    <style:style style:name="T5" style:family="text">
      <style:text-properties officeooo:rsid="0002d865"/>
    </style:style>
    <style:style style:name="T6"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7" style:family="text">
      <style:text-properties fo:font-size="13pt" fo:font-style="normal" style:text-underline-style="none" fo:font-weight="normal" officeooo:rsid="000a4918" style:font-size-asian="11.3500003814697pt" style:font-style-asian="normal" style:font-weight-asian="normal" style:font-size-complex="13pt" style:font-style-complex="normal" style:font-weight-complex="normal"/>
    </style:style>
    <style:style style:name="T8" style:family="text">
      <style:text-properties fo:font-size="13pt" fo:font-style="normal" style:text-underline-style="none" fo:font-weight="normal" officeooo:rsid="000c0698" style:font-size-asian="11.3500003814697pt" style:font-style-asian="normal" style:font-weight-asian="normal" style:font-size-complex="13pt" style:font-style-complex="normal" style:font-weight-complex="normal"/>
    </style:style>
    <style:style style:name="T9" style:family="text">
      <style:text-properties fo:font-size="13pt" fo:font-style="normal" style:text-underline-style="none" fo:font-weight="normal" officeooo:rsid="000b1454" style:font-size-asian="11.3500003814697pt" style:font-style-asian="normal" style:font-weight-asian="normal" style:font-size-complex="13pt" style:font-style-complex="normal" style:font-weight-complex="normal"/>
    </style:style>
    <style:style style:name="T10" style:family="text">
      <style:text-properties fo:font-size="13pt" fo:font-style="italic" style:text-underline-style="none" fo:font-weight="normal" style:font-size-asian="11.3500003814697pt" style:font-style-asian="italic" style:font-weight-asian="normal" style:font-size-complex="13pt" style:font-style-complex="italic" style:font-weight-complex="normal"/>
    </style:style>
    <style:style style:name="T11" style:family="text">
      <style:text-properties fo:font-size="13pt" fo:font-style="italic" style:text-underline-style="none" fo:font-weight="normal" officeooo:rsid="000b1454" style:font-size-asian="11.3500003814697pt" style:font-style-asian="italic" style:font-weight-asian="normal" style:font-size-complex="13pt" style:font-style-complex="italic" style:font-weight-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0a4918" style:font-style-asian="normal" style:font-weight-asian="normal" style:font-style-complex="normal" style:font-weight-complex="normal"/>
    </style:style>
    <style:style style:name="T14" style:family="text">
      <style:text-properties fo:font-style="normal" style:text-underline-style="none" fo:font-weight="normal" officeooo:rsid="000c0698" style:font-style-asian="normal" style:font-weight-asian="normal" style:font-style-complex="normal" style:font-weight-complex="normal"/>
    </style:style>
    <style:style style:name="T15" style:family="text">
      <style:text-properties fo:font-style="normal" style:text-underline-style="none" fo:font-weight="normal" officeooo:rsid="000b1454" style:font-style-asian="normal" style:font-weight-asian="normal" style:font-style-complex="normal" style:font-weight-complex="normal"/>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italic" style:text-underline-style="none" fo:font-weight="normal" officeooo:rsid="000b1454"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lani – Rigoni – Zen – De Nadai <text:tab/><text:span text:style-name="T5">5AI</text:span></text:p>
      <text:p text:style-name="P1"/>
      <text:p text:style-name="P3">Communication on the Net </text:p>
      <text:p text:style-name="P2"/>
      <text:p text:style-name="P4">Email – Milani Francesco</text:p>
      <text:p text:style-name="P4"/>
      <text:p text:style-name="P7">Email is one of the first and most fundamental type of communication on the net.</text:p>
      <text:p text:style-name="P7">It become used from the mid-1970s, across the ARPANET, when the @ were used to link the user name with the destination server. But what is an email?</text:p>
      <text:p text:style-name="P7">The Email, abbreviation of Electronic Mail, is a method of excanghing messages between people using electronic devices.</text:p>
      <text:p text:style-name="P7">Email works on SMTP, the Simple Mail Transfer Protocol, introduced in 1981, which is a protocol that define the standard for email transmission. Later was invented other<text:span text:style-name="T1">s</text:span> protocols, the IMAP and POP3, that define the standard to retrieve email messages from a mail server.</text:p>
      <text:p text:style-name="P7"/>
      <text:p text:style-name="P8">An email is composed by four main fields:</text:p>
      <text:p text:style-name="P8">- The email address of the author, which identifies who is sending the email;</text:p>
      <text:p text:style-name="P8">- The email address of the message’s recipient, which can include secondary recipients, as Cc ( Carbon copy ) or Bcc ( Blind carbon copy );</text:p>
      <text:p text:style-name="P8">- The subject, which is a brief summary of the topic of the message;<text:line-break/>- The text of the message, which is writed using plain text or HTML.</text:p>
      <text:p text:style-name="P9"><text:line-break/>Email today is mainly used for business communication, because of others application like Whatsapp or Facebook Messenger, which is easier to use and faster compared to email.</text:p>
      <text:p text:style-name="P9">But business communication isn’t the only use of email at those days; an email is required everytime we have to create an account or registering for anything.</text:p>
      <text:p text:style-name="P9">So the point of the question is that if you don’t have an email address, you can’t do really many things on the internet that isn’t only reading.</text:p>
      <text:p text:style-name="P10"/>
      <text:p text:style-name="P9">The most famous way to use an email is through webmail, because it doesn’t require <text:span text:style-name="T2">a software client installed on the computer. In fact, to access a webmail you have only to open your browser and go to the website of the mail, which can be Google’s Gmail or Yahoo’s Mail.</text:span></text:p>
      <text:p text:style-name="P11">Although if you’re using a software, like Microsoft Outlook, this software will log into the email server via the internet and will download and copy all of the emails on the computer’s disk.</text:p>
      <text:p text:style-name="P11"/>
      <text:p text:style-name="P11">The main security problem for email is the spam mail.<text:line-break/>A spam mail is <text:span text:style-name="T3">a type of mail that use email messaging to sent unsolicited and unwanted messages.</text:span></text:p>
      <text:p text:style-name="P12">The name comes from spam meat by way of Monty Phyton sketch (tv program), in which spam is repetitive and unavoidable.</text:p>
      <text:p text:style-name="P12">Email spam has grown since the 1990s.</text:p>
      <text:p text:style-name="P12">A spam can be of two type:</text:p>
      <text:p text:style-name="P12">- Unsolecited Commercial Email (UCE) which is emails that made advertising on commercial products, or newsletter not required from the recipient;</text:p>
      <text:p text:style-name="P12">- Attack email, which can be divided in multiple groups, depending on their objective. For example a spam email can be used for scam, which is a sort of fraud, and it use social engeneering methods to induce users to invest money or reveal sensible data.</text:p>
      <text:p text:style-name="P4"><text:soft-page-break/>Social Networks – Rigoni Francesco</text:p>
      <text:p text:style-name="P4"/>
      <text:p text:style-name="P18">Talking about communication we can’t mention social networks, they are maybe the most popular way of communicationg with the world and more than ever today we are arounded by them.</text:p>
      <text:p text:style-name="P18">An importat example that can represent almost every social network on the market can be Twitter.</text:p>
      <text:p text:style-name="P18">This micro-blogging site allow users to create and read text messagges of no more than 140 characters.</text:p>
      <text:p text:style-name="P18">Twitter appeared in 2006 as a way to communicate with a group of people using a single sms text message.</text:p>
      <text:p text:style-name="P18">In few time it gained a lot of popularity and encouraged more and more people to use this service.</text:p>
      <text:p text:style-name="P18">Despite this at its beggining there was impression that Twitter was an ‘in-club’ for media proffessionals and celebrities, even if it was true in early days it has now entered the mainstream.</text:p>
      <text:p text:style-name="P19">Twitter is quite simpler than other social networks and this is one of the main reasones for his success.</text:p>
      <text:p text:style-name="P19">If a user tweets a message it will be publicly visible by all his followers and it will be automatically added to the twitter timeline.</text:p>
      <text:p text:style-name="P19">Moreover there are some specific feautures, for examples by adding a D username before the message you can tranform the tweet into a private message, with adding @username you can mention a person in your tweet generating an alert on this person profile, than you can use #(hashtags) to insert your tweet whitin a category.</text:p>
      <text:p text:style-name="P19">By this two last actions maybe you can achieve popularity by being re-twitted and let your message stand out among the constant stream of conversations.</text:p>
      <text:p text:style-name="P20">Actually nowadays twitter can <text:span text:style-name="T4">also </text:span>reveal as a way of gaining money only by being popular.</text:p>
      <text:p text:style-name="P20">Most major news outlets use Twitter to distribute headlines and keep us up to date with the news, but there is a con of this way of spread news, everyone can tell his opinion and let disinformation spread.</text:p>
      <text:p text:style-name="P20">There are plenty of examples of how conventional news, by turning tweets as a source lead to embarassing mistakes. Another reality of this social network are fake celebritie accounts, some of them can be amusing while others can show to be offensive.</text:p>
      <text:p text:style-name="P20">However cases of mischievous third parties imitating a brand or famous person have prompted Twitter to introduce the verification scheme.</text:p>
      <text:p text:style-name="P20">The Names of celebrities that appear with a white tick in a blue circle next to them represents the offial accounts of these celebrities.</text:p>
      <text:p text:style-name="P20">If this thick doesn’t appear the account may not be official or maybe the celebrity isn’t considered this famous by the Twitter staff.</text:p>
      <text:p text:style-name="P20">With some focus and a great selection it is possible to focus only on the best bits , <text:span text:style-name="T4">which can be inluminating, educational or just entertaining.</text:span></text:p>
      <text:p text:style-name="P21">People can find twitter a pointless distraction or an exciting outlet for thoughts and opinions,</text:p>
      <text:p text:style-name="P21">it has to be kept in mind that public something wring in twitter culd sign your name or your career forever so think it twice before judging something or posting something too controversial.</text:p>
      <text:p text:style-name="P26">Blogging – Zen Marco</text:p>
      <text:p text:style-name="P24"/>
      <text:p text:style-name="P22">In the early days of the Web, online publication was something achieved by specially selected writers and the building of a website, a skill possessed by a minority of users. Personal diary-style blogs, as well as political, cultural, gossip, technology and special intereset blogs are proliferating on the Internet. Nowadays like over million blogs are now active across the world in the English language alone. One thing is certain: the internet is like a soapbox and many millions of people have stepped up to have their say. The best way to get a self blog is to build a self-hosted blog, because the most part of the distrubutor be restrictive when it comes to customization. A self-hosted means buying a website address (like marco-zen.it), paying for some storage space on the Web and then using the combination to create a blog with your own mould. The easiest way to create a blog in your web space is using Wordpress, which is the most popular blogging software for self-hosted blogs and, for the day-to-day running of your website, nothing else will be required. When you start using Wordpress, you should aready have uploaded your files into the server using the FTP. Secondly, you should have already an idea about the font and the style of the pages. There's also some template offered by Wordpress, in case you will not create a particular blogs/website.</text:p>
      <text:p text:style-name="P27">Stay private in public – De Nadai Milo</text:p>
      <text:p text:style-name="P25"/>
      <text:p text:style-name="P5"><text:span text:style-name="T13">Facebook is one of, if not the biggest social network in the world, and most of its exponential growth in the past few years is due to its tendency to incentivi</text:span><text:span text:style-name="T14">z</text:span><text:span text:style-name="T13">e user interaction and sharing of personal information. This is obviously healthy for Facebook’s growth, but it also means that the site’s users should be careful about what they share and who they are sharing it with.</text:span></text:p>
      <text:p text:style-name="P13"/>
      <text:p text:style-name="P13">Facebook’s privacy settings split users into 3 categories: </text:p>
      <text:list xml:id="list2650747589" text:style-name="L1">
        <text:list-item>
          <text:p text:style-name="P16">Friends</text:p>
        </text:list-item>
        <text:list-item>
          <text:p text:style-name="P16">Friends of friends</text:p>
        </text:list-item>
        <text:list-item>
          <text:p text:style-name="P16">Everyone</text:p>
        </text:list-item>
      </text:list>
      <text:p text:style-name="P13"/>
      <text:p text:style-name="P5"><text:span text:style-name="T13">You can choose to share </text:span><text:span text:style-name="T15">your information or posts</text:span><text:span text:style-name="T13"> with any of these 3, as well as hide posts from specific people or block certain profiles entirely.</text:span></text:p>
      <text:p text:style-name="P13"><text:s/>If you decide to restrict viewing of your profile to a certain category, the remaining users will be able to see your name and profile picture by conducting a search, but all your details and other content you’ve posted will be hidden.</text:p>
      <text:p text:style-name="P13"/>
      <text:p text:style-name="P5"><text:span text:style-name="T13">The </text:span><text:span text:style-name="T15">4 most important options in the privacy settings are the following:</text:span></text:p>
      <text:list xml:id="list3626331829" text:style-name="L3">
        <text:list-item>
          <text:p text:style-name="P17">See your friend list</text:p>
        </text:list-item>
        <text:list-item>
          <text:p text:style-name="P17">See your education and work</text:p>
        </text:list-item>
        <text:list-item>
          <text:p text:style-name="P17">See your current city and hometown</text:p>
        </text:list-item>
        <text:list-item>
          <text:p text:style-name="P17">See your likes</text:p>
        </text:list-item>
      </text:list>
      <text:p text:style-name="P14"/>
      <text:p text:style-name="P6"><text:span text:style-name="T12">It is highly recommended to set all of them to </text:span><text:span text:style-name="T16">Friends only, </text:span><text:span text:style-name="T12">so that any sensitive information present on your profile will only be visible to the people you have already accepted into your friends list.</text:span></text:p>
      <text:p text:style-name="P5"><text:span text:style-name="T15">You can further customize your privacy settings by clicking the </text:span><text:span text:style-name="T17">Customize settings </text:span><text:span text:style-name="T15">link.</text:span></text:p>
      <text:p text:style-name="P14"/>
      <text:p text:style-name="P6"><text:span text:style-name="T12">From within the </text:span><text:span text:style-name="T16">Customize settings </text:span><text:span text:style-name="T12">tab you can also control what happens when your friends tag you in posts. If you’re tagged in a post or a photo, the privacy settings of the person who posted it will be applied to the post, not yours, so it’s important to know what posts you want and don’t want to be included in.</text:span></text:p>
      <text:p text:style-name="P5"><text:span text:style-name="T15">For example, you can decide whether your friends can check you into places, which would share your current location. You can also remove your tag from specific photos you might not want to be associated with, by clicking on your tag on said photo and choosing “</text:span><text:span text:style-name="T17">Remove</text:span><text:span text:style-name="T15">”.</text:span></text:p>
      <text:p text:style-name="P14"/>
      <text:p text:style-name="P15">Another security concern within the Facebook app is authorizations for third-party apps. </text:p>
      <text:p text:style-name="P23">Many applications will ask to be able to see your email or your phone number, so it’s important to really know that you trust the apps you authorize in order to avoid potential spam or even unwanted posts on your profi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16T17:16:01.438000000</dc:date>
    <meta:editing-duration>PT49M34S</meta:editing-duration>
    <meta:editing-cycles>2</meta:editing-cycles>
    <meta:document-statistic meta:table-count="0" meta:image-count="0" meta:object-count="0" meta:page-count="4" meta:paragraph-count="63" meta:word-count="1626" meta:character-count="9317" meta:non-whitespace-character-count="7748"/>
  </office:meta>
</office:document-meta>
</file>